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.appendRootUri( final StringBuffer buffer , boolean add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FileName.UrlFileName( final String scheme , final String hostName , final int port , final int defaultPort , final String userName , final String password , final String path , final FileType type , final String query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